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0d0" officeooo:paragraph-rsid="001b90d0"/>
    </style:style>
    <style:style style:name="T1" style:family="text">
      <style:text-properties officeooo:rsid="001bf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Review Book</text:p>
      <text:p text:style-name="P1">Hướng dẫn cài đặt</text:p>
      <text:p text:style-name="P1">pull về</text:p>
      <text:p text:style-name="P1">rails bundle install</text:p>
      <text:p text:style-name="P1">rails bundle update</text:p>
      <text:p text:style-name="P1">rails:migrate:reset</text:p>
      <text:p text:style-name="P1">rails:seed</text:p>
      <text:p text:style-name="P1"/>
      <text:p text:style-name="P1">Tài khoản admin ;</text:p>
      <text:p text:style-name="P1">email :<text:a xlink:type="simple" xlink:href="mailto:admin@gmail.com" text:style-name="Internet_20_link" text:visited-style-name="Visited_20_Internet_20_Link">admin@gmail.com</text:a></text:p>
      <text:p text:style-name="P1">pass: admin<text:span text:style-name="T1">123</text:span></text:p>
      <text:p text:style-name="P1">Các chức năng đang có </text:p>
      <text:p text:style-name="P1">Đăng ký</text:p>
      <text:p text:style-name="P1">Đăng nhập</text:p>
      <text:p text:style-name="P1">Active tài khoản(gửi mail)</text:p>
      <text:p text:style-name="P1">Reset pass(gửi mail)</text:p>
      <text:p text:style-name="P1">Danh sách User,Book, Review</text:p>
      <text:p text:style-name="P1">Tìm kiếm User,Book, Review</text:p>
      <text:p text:style-name="P1">Tạo review</text:p>
      <text:p text:style-name="P1">Xóa review(do mình tạo)</text:p>
      <text:p text:style-name="P1">Rate(cái này có thêm sau định làm thành ajax)</text:p>
      <text:p text:style-name="P1">follow, unfollow(đã có ajax)</text:p>
      <text:p text:style-name="P1">Hiển thị danh sách mình follow và follow mình</text:p>
      <text:p text:style-name="P1">Danh sách các thể loại</text:p>
      <text:p text:style-name="P1">Hiển thị sách theo thể loại</text:p>
      <text:p text:style-name="P1">Xem thông tin sách và treview sách</text:p>
      <text:p text:style-name="P1">Edit tài khoản của mình </text:p>
      <text:p text:style-name="P1"/>
      <text:p text:style-name="P1">Chức năng riêng của admin</text:p>
      <text:p text:style-name="P1">Xóa tài khoản</text:p>
      <text:p text:style-name="P1">Thêm sửa xóa sách(trong form thêm sách có nested attribute)</text:p>
      <text:p text:style-name="P1">Chỉ định tài khoản khác thành adm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2:33:56.234899299</meta:creation-date>
    <dc:date>2017-12-20T09:47:49.552437552</dc:date>
    <meta:editing-duration>PT9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25" meta:character-count="692" meta:non-whitespace-character-count="595"/>
  </office:meta>
</office:document-meta>
</file>